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C0000025A501387AA.png" manifest:media-type="image/png"/>
  <manifest:file-entry manifest:full-path="Pictures/10000000000002C5000001388C274F7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109cm" svg:y="15.921cm" svg:width="18.761cm" svg:height="8.25cm" draw:z-index="0"><draw:image xlink:href="Pictures/10000000000002C5000001388C274F7F.png" xlink:type="simple" xlink:show="embed" xlink:actuate="onLoad"/></draw:frame><draw:frame draw:style-name="fr2" draw:name="Imagen2" text:anchor-type="paragraph" svg:width="19.369cm" svg:height="15.921cm" draw:z-index="1"><draw:image xlink:href="Pictures/10000000000002DC0000025A501387A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3:01:24.310337573</meta:creation-date>
    <dc:date>2015-03-05T14:42:59.015734141</dc:date>
    <meta:editing-duration>PT1H20M5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4.2.7.2$Linux_X86_64 LibreOffice_project/420m0$Build-2</meta:generator>
  </office:meta>
</office:document-meta>
</file>